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d45" officeooo:paragraph-rsid="000e8d45"/>
    </style:style>
    <style:style style:name="P2" style:family="paragraph" style:parent-style-name="Standard">
      <style:text-properties officeooo:rsid="000ee647" officeooo:paragraph-rsid="000ee64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e647" officeooo:paragraph-rsid="000ee647" style:font-weight-asian="bold" style:font-weight-complex="bold"/>
    </style:style>
    <style:style style:name="T1" style:family="text">
      <style:text-properties officeooo:rsid="000ee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Descrição dos scripts <text:span text:style-name="T1">que foram implementados:</text:span></text:p>
      <text:p text:style-name="P1"/>
      <text:p text:style-name="P1">1) ‘descida_gradiente.py’ → Implementação do método descida de gradiente.</text:p>
      <text:p text:style-name="P2">2) ‘main.py’ - Script principal que contém a representação da função 1D e da aplicação do método acima sobre ela, resultando na obtenção dos mínimos locais.</text:p>
      <text:p text:style-name="P2">3) Para a visualização do que foi desenvolvido no trabalho, execute ‘main.py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ee647" officeooo:paragraph-rsid="000ee64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do Espírito Santo </text:p>
        <text:p text:style-name="MP1">Programa de Pós Graduação em Engenharia Elétrica</text:p>
        <text:p text:style-name="MP1">Mestrado em Engenharia Elétrica</text:p>
        <text:p text:style-name="MP1">Disciplina: PINF 6061 - Redes Neurais</text:p>
        <text:p text:style-name="MP1">Professor: Dr. <text:s/>Thomas Walter Raub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7:06.339128284</meta:creation-date>
    <dc:date>2018-09-28T09:56:47.026223144</dc:date>
    <meta:editing-duration>PT9M30S</meta:editing-duration>
    <meta:editing-cycles>1</meta:editing-cycles>
    <meta:document-statistic meta:table-count="0" meta:image-count="0" meta:object-count="0" meta:page-count="1" meta:paragraph-count="9" meta:word-count="80" meta:character-count="544" meta:non-whitespace-character-count="471"/>
    <meta:generator>LibreOffice/6.0.6.2$Linux_X86_64 LibreOffice_project/00m0$Build-2</meta:generator>
  </office:meta>
</office:document-meta>
</file>